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c5ca1" officeooo:paragraph-rsid="000c5ca1"/>
    </style:style>
    <style:style style:name="P2" style:family="paragraph" style:parent-style-name="Text_20_body">
      <style:text-properties officeooo:rsid="000ab4d7" officeooo:paragraph-rsid="000ab4d7"/>
    </style:style>
    <style:style style:name="P3" style:family="paragraph" style:parent-style-name="Text_20_body">
      <style:text-properties officeooo:rsid="00101d06" officeooo:paragraph-rsid="00101d06"/>
    </style:style>
    <style:style style:name="P4" style:family="paragraph" style:parent-style-name="Text_20_body">
      <style:text-properties officeooo:rsid="00116238" officeooo:paragraph-rsid="00116238"/>
    </style:style>
    <style:style style:name="P5" style:family="paragraph" style:parent-style-name="Text_20_body">
      <style:text-properties officeooo:rsid="001347ba" officeooo:paragraph-rsid="001347ba"/>
    </style:style>
    <style:style style:name="T1" style:family="text">
      <style:text-properties officeooo:rsid="000b9548"/>
    </style:style>
    <style:style style:name="T2" style:family="text">
      <style:text-properties officeooo:rsid="000d5013"/>
    </style:style>
    <style:style style:name="T3" style:family="text">
      <style:text-properties officeooo:rsid="001347ba"/>
    </style:style>
    <style:style style:name="T4" style:family="text">
      <style:text-properties officeooo:rsid="00145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ama de estadísticas</text:h>
      <text:p text:style-name="P2">Este programa calcula las estadística de aprobados y suspensos por curso. <text:span text:style-name="T1">En la carpeta “boletines” hay que poner los boletines en formato horizontal (es una opción que sale en Raíces) </text:span><text:span text:style-name="T3">en formato PDF</text:span><text:span text:style-name="T1">.</text:span></text:p>
      <text:p text:style-name="P3">En el archivo unidades hay que introducir las unidades agrupadas por niveles, de forma similar a la siguiente:</text:p>
      <text:p text:style-name="Preformatted_20_Text">1ESO 1A 1B 1C 1D 1E 1F 1G 1H 1I 1K</text:p>
      <text:p text:style-name="Preformatted_20_Text">2ESO 2A 2B 2C 2D 2E 2F 2G 2H 2I</text:p>
      <text:p text:style-name="Preformatted_20_Text">3ESO 3A 3B 3C 3D 3E 3F</text:p>
      <text:p text:style-name="Preformatted_20_Text">4ESO 4A 4B 4C 4D 4E</text:p>
      <text:p text:style-name="Preformatted_20_Text">1BC 1BC1 1BC2</text:p>
      <text:p text:style-name="Preformatted_20_Text">1BH-CCSS 1BCCSS 1BHH</text:p>
      <text:p text:style-name="P4">Como se puede ver el primer valor indica el nivel, los restantes valores de la fila, las unidades correspondientes a ese nivel. <text:span text:style-name="T4">El nombre de las unidades debe coincidir con el nombre de las unidades que aparece en Raíces, respetando mayúsculas y minúsculas.</text:span></text:p>
      <text:p text:style-name="P1">Después se ejecuta:</text:p>
      <text:p text:style-name="Preformatted_20_Text">python3 estadisticas.py</text:p>
      <text:p text:style-name="P1"/>
      <text:p text:style-name="P1">Las estadísticas se mostrarán en el archivo “salida.txt”. Se recomienda copiarla a una hoja de cálculo <text:span text:style-name="T2">para visualizarla más cómodamente</text:span>.</text:p>
      <text:p text:style-name="P4">En la parte final de “salida.txt” se mostrará un resumen por grupos y niveles.</text:p>
      <text:p text:style-name="P5">Nota: Se recomienda usarlo desde Linu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style:contextual-spacing="false" fo:background-color="#eeeee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2T08:10:44.380715842</meta:creation-date>
    <dc:date>2021-04-16T09:31:19.258307363</dc:date>
    <meta:editing-duration>PT8M42S</meta:editing-duration>
    <meta:editing-cycles>9</meta:editing-cycles>
    <meta:generator>LibreOffice/7.0.4.2$Linux_X86_64 LibreOffice_project/00$Build-2</meta:generator>
    <meta:document-statistic meta:table-count="0" meta:image-count="0" meta:object-count="0" meta:page-count="1" meta:paragraph-count="15" meta:word-count="182" meta:character-count="1026" meta:non-whitespace-character-count="859"/>
  </office:meta>
</office:document-meta>
</file>